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9.95pt"/>
    </style:style>
    <style:style style:name="co3" style:family="table-column">
      <style:table-column-properties fo:break-before="auto" style:column-width="184.56pt"/>
    </style:style>
    <style:style style:name="co4" style:family="table-column">
      <style:table-column-properties fo:break-before="auto" style:column-width="616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0.5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="0.06pt solid #000000"/>
      <style:text-properties fo:font-size="18pt" fo:font-weight="normal" style:font-size-asian="18pt" style:font-weight-asian="normal" style:font-size-complex="18pt" style:font-weight-complex="normal"/>
    </style:style>
    <style:style style:name="ce3" style:family="table-cell" style:parent-style-name="Default">
      <style:table-cell-properties fo:border="0.06pt solid #000000"/>
      <style:text-properties fo:font-size="18pt" style:font-size-asian="18pt" style:font-size-complex="18pt"/>
    </style:style>
    <style:style style:name="ce4" style:family="table-cell" style:parent-style-name="Default" style:data-style-name="N4">
      <style:table-cell-properties fo:border="0.06pt solid #000000"/>
      <style:text-properties fo:font-size="18pt" style:font-size-asian="18pt" style:font-size-complex="18pt"/>
    </style:style>
    <style:style style:name="ce5" style:family="table-cell" style:parent-style-name="Default">
      <style:table-cell-properties fo:background-color="#b3b3b3" style:vertical-align="middle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ext-properties fo:font-size="14pt" style:font-size-asian="14pt" style:font-size-complex="14pt"/>
      <style:map style:condition="cell-content()=&quot;Face to Face&quot;" style:apply-style-name="Heading_20_1" style:base-cell-address="Present.J2"/>
      <style:map style:condition="cell-content()=&quot;Reference Check&quot;" style:apply-style-name="Heading_20_1" style:base-cell-address="Present.J2"/>
      <style:map style:condition="cell-content()=&quot;Hiring Board&quot;" style:apply-style-name="Heading_20_1" style:base-cell-address="Present.J2"/>
      <style:map style:condition="cell-content()=&quot;Offer&quot;" style:apply-style-name="Heading_20_1" style:base-cell-address="Present.J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TAGE COUNTS</text:p>
          </table:table-cell>
          <table:table-cell/>
        </table:table-row>
        <table:table-row table:style-name="ro1">
          <table:table-cell office:value-type="string" calcext:value-type="string">
            <text:p>Application Review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tch Talk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lack Bel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ell Ca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e to Fac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ference Che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ring Boar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ff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TATS (past 7d)</text:p>
          </table:table-cell>
          <table:table-cell/>
        </table:table-row>
        <table:table-row table:style-name="ro1">
          <table:table-cell office:value-type="string" calcext:value-type="string">
            <text:p>New application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ejection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ffer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. days in process</text:p>
          </table:table-cell>
          <table:table-cell office:value-type="float" office:value="24.285714" calcext:value-type="float">
            <text:p>24.28571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GHLIGHTS</text:p>
          </table:table-cell>
          <table:table-cell/>
        </table:table-row>
        <table:table-row table:style-name="ro1">
          <table:table-cell office:value-type="string" calcext:value-type="string">
            <text:p>Face to Face</text:p>
          </table:table-cell>
          <table:table-cell/>
        </table:table-row>
        <table:table-row table:style-name="ro1">
          <table:table-cell office:value-type="string" calcext:value-type="string">
            <text:p><text:s text:c="2"/>Scott Kuhn</text:p>
          </table:table-cell>
          <table:table-cell/>
        </table:table-row>
        <table:table-row table:style-name="ro1">
          <table:table-cell office:value-type="string" calcext:value-type="string">
            <text:p><text:s text:c="2"/>Boyang Zhu - Software Engineer III @ Duo Security</text:p>
          </table:table-cell>
          <table:table-cell/>
        </table:table-row>
        <table:table-row table:style-name="ro1">
          <table:table-cell office:value-type="string" calcext:value-type="string">
            <text:p><text:s text:c="2"/>Larry Rubin - Software Engineer @ Baker Technologies</text:p>
          </table:table-cell>
          <table:table-cell/>
        </table:table-row>
        <table:table-row table:style-name="ro1">
          <table:table-cell office:value-type="string" calcext:value-type="string">
            <text:p>Reference Check</text:p>
          </table:table-cell>
          <table:table-cell/>
        </table:table-row>
        <table:table-row table:style-name="ro1">
          <table:table-cell office:value-type="string" calcext:value-type="string">
            <text:p><text:s text:c="2"/>Dillon Tiner - Software Engineer II @ COMCAST</text:p>
          </table:table-cell>
          <table:table-cell/>
        </table:table-row>
      </table:table>
      <table:table table:name="Present" table:style-name="ta1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row table:style-name="ro2">
          <table:table-cell>
            <draw:frame table:end-cell-address="Present.I9" table:end-x="1.13pt" table:end-y="39.06pt" draw:z-index="0" draw:style-name="gr1" draw:text-style-name="P1" svg:width="619.6pt" svg:height="363.43pt" svg:x="0.03pt" svg:y="0.03pt">
              <draw:object draw:notify-on-update-of-ranges="Raw.A2:Raw.A9 Raw.B2:Raw.B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 table:style-name="ce5" office:value-type="string" calcext:value-type="string">
            <text:p>Highlighted Candidates</text:p>
          </table:table-cell>
        </table:table-row>
        <table:table-row table:style-name="ro2">
          <table:table-cell table:number-columns-repeated="9"/>
          <table:table-cell table:style-name="ce6" table:formula="of:=IF(NOT(ISBLANK([$Raw.A18])); [$Raw.A18]; &quot;&quot;)" office:value-type="string" office:string-value="Face to Face" calcext:value-type="string">
            <text:p>Face to Face</text:p>
          </table:table-cell>
        </table:table-row>
        <table:table-row table:style-name="ro2">
          <table:table-cell table:number-columns-repeated="9"/>
          <table:table-cell table:style-name="ce6" table:formula="of:=IF(NOT(ISBLANK([$Raw.A19])); [$Raw.A19]; &quot;&quot;)" office:value-type="string" office:string-value="  Scott Kuhn" calcext:value-type="string">
            <text:p><text:s text:c="2"/>Scott Kuhn</text:p>
          </table:table-cell>
        </table:table-row>
        <table:table-row table:style-name="ro2">
          <table:table-cell table:number-columns-repeated="9"/>
          <table:table-cell table:style-name="ce6" table:formula="of:=IF(NOT(ISBLANK([$Raw.A20])); [$Raw.A20]; &quot;&quot;)" office:value-type="string" office:string-value="  Boyang Zhu - Software Engineer III @ Duo Security" calcext:value-type="string">
            <text:p><text:s text:c="2"/>Boyang Zhu - Software Engineer III @ Duo Security</text:p>
          </table:table-cell>
        </table:table-row>
        <table:table-row table:style-name="ro2">
          <table:table-cell table:number-columns-repeated="9"/>
          <table:table-cell table:style-name="ce6" table:formula="of:=IF(NOT(ISBLANK([$Raw.A21])); [$Raw.A21]; &quot;&quot;)" office:value-type="string" office:string-value="  Larry Rubin - Software Engineer @ Baker Technologies" calcext:value-type="string">
            <text:p><text:s text:c="2"/>Larry Rubin - Software Engineer @ Baker Technologies</text:p>
          </table:table-cell>
        </table:table-row>
        <table:table-row table:style-name="ro2">
          <table:table-cell table:number-columns-repeated="9"/>
          <table:table-cell table:style-name="ce6" table:formula="of:=IF(NOT(ISBLANK([$Raw.A22])); [$Raw.A22]; &quot;&quot;)" office:value-type="string" office:string-value="Reference Check" calcext:value-type="string">
            <text:p>Reference Check</text:p>
          </table:table-cell>
        </table:table-row>
        <table:table-row table:style-name="ro2">
          <table:table-cell table:number-columns-repeated="9"/>
          <table:table-cell table:style-name="ce6" table:formula="of:=IF(NOT(ISBLANK([$Raw.A23])); [$Raw.A23]; &quot;&quot;)" office:value-type="string" office:string-value="  Dillon Tiner - Software Engineer II @ COMCAST" calcext:value-type="string">
            <text:p><text:s text:c="2"/>Dillon Tiner - Software Engineer II @ COMCAST</text:p>
          </table:table-cell>
        </table:table-row>
        <table:table-row table:style-name="ro2">
          <table:table-cell table:number-columns-repeated="9"/>
          <table:table-cell table:style-name="ce6" table:formula="of:=IF(NOT(ISBLANK([$Raw.A24])); [$Raw.A24]; &quot;&quot;)">
            <text:p/>
          </table:table-cell>
        </table:table-row>
        <table:table-row table:style-name="ro2">
          <table:table-cell table:number-columns-repeated="9"/>
          <table:table-cell table:style-name="ce6" table:formula="of:=IF(NOT(ISBLANK([$Raw.A25])); [$Raw.A25]; &quot;&quot;)">
            <text:p/>
          </table:table-cell>
        </table:table-row>
        <table:table-row table:style-name="ro2">
          <table:table-cell table:number-columns-repeated="9"/>
          <table:table-cell table:style-name="ce6" table:formula="of:=IF(NOT(ISBLANK([$Raw.A26])); [$Raw.A26]; &quot;&quot;)">
            <text:p/>
          </table:table-cell>
        </table:table-row>
        <table:table-row table:style-name="ro2">
          <table:table-cell table:number-columns-repeated="3"/>
          <table:table-cell table:style-name="ce1" office:value-type="string" calcext:value-type="string" table:number-columns-spanned="2" table:number-rows-spanned="1">
            <text:p>Stats from past week</text:p>
          </table:table-cell>
          <table:covered-table-cell table:style-name="ce3"/>
          <table:table-cell table:number-columns-repeated="4"/>
          <table:table-cell table:style-name="ce6" table:formula="of:=IF(NOT(ISBLANK([$Raw.A27])); [$Raw.A27]; &quot;&quot;)">
            <text:p/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New applications</text:p>
          </table:table-cell>
          <table:table-cell table:style-name="ce3" table:formula="of:=[$Raw.B12]" office:value-type="float" office:value="16" calcext:value-type="float">
            <text:p>16</text:p>
          </table:table-cell>
          <table:table-cell table:number-columns-repeated="4"/>
          <table:table-cell table:style-name="ce6" table:formula="of:=IF(NOT(ISBLANK([$Raw.A28])); [$Raw.A28]; &quot;&quot;)">
            <text:p/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Rejections</text:p>
          </table:table-cell>
          <table:table-cell table:style-name="ce3" table:formula="of:=[$Raw.B13]" office:value-type="float" office:value="7" calcext:value-type="float">
            <text:p>7</text:p>
          </table:table-cell>
          <table:table-cell table:number-columns-repeated="4"/>
          <table:table-cell table:style-name="ce6" table:formula="of:=IF(NOT(ISBLANK([$Raw.A29])); [$Raw.A29]; &quot;&quot;)">
            <text:p/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Offers</text:p>
          </table:table-cell>
          <table:table-cell table:style-name="ce3" table:formula="of:=[$Raw.B14]" office:value-type="float" office:value="0" calcext:value-type="float">
            <text:p>0</text:p>
          </table:table-cell>
          <table:table-cell table:number-columns-repeated="4"/>
          <table:table-cell table:style-name="ce6" table:formula="of:=IF(NOT(ISBLANK([$Raw.A30])); [$Raw.A30]; &quot;&quot;)">
            <text:p/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Avg. days in process</text:p>
          </table:table-cell>
          <table:table-cell table:style-name="ce4" table:formula="of:=[$Raw.B15]" office:value-type="float" office:value="24.285714" calcext:value-type="float">
            <text:p>24.29</text:p>
          </table:table-cell>
          <table:table-cell table:number-columns-repeated="4"/>
          <table:table-cell table:style-name="ce6" table:formula="of:=IF(NOT(ISBLANK([$Raw.A31])); [$Raw.A31]; &quot;&quot;)">
            <text:p/>
          </table:table-cell>
        </table:table-row>
        <table:table-row table:style-name="ro2" table:number-rows-repeated="1048560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Present.J2:Present.J15">
            <calcext:condition calcext:apply-style-name="Heading 1" calcext:value="=&quot;Face to Face&quot;" calcext:base-cell-address="Present.J2"/>
            <calcext:condition calcext:apply-style-name="Heading 1" calcext:value="=&quot;Reference Check&quot;" calcext:base-cell-address="Present.J2"/>
            <calcext:condition calcext:apply-style-name="Heading 1" calcext:value="=&quot;Hiring Board&quot;" calcext:base-cell-address="Present.J2"/>
            <calcext:condition calcext:apply-style-name="Heading 1" calcext:value="=&quot;Offer&quot;" calcext:base-cell-address="Present.J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5:56:38.212541983</meta:creation-date>
    <dc:date>2018-08-30T18:21:44.632805440</dc:date>
    <meta:editing-duration>PT26M23S</meta:editing-duration>
    <meta:editing-cycles>4</meta:editing-cycles>
    <meta:generator>LibreOffice/6.1.0.3$MacOSX_X86_64 LibreOffice_project/efb621ed25068d70781dc026f7e9c5187a4decd1</meta:generator>
    <meta:document-statistic meta:table-count="2" meta:cell-count="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859cm" svg:height="12.822cm" xlink:href=".." xlink:type="simple" chart:class="chart:bar" chart:style-name="ch1">
        <chart:title svg:x="7.686cm" svg:y="0.391cm" chart:style-name="ch2">
          <text:p>Candidates per stage</text:p>
        </chart:title>
        <chart:plot-area chart:style-name="ch3" table:cell-range-address="Raw.A2:Raw.B9" chart:data-source-has-labels="column" svg:x="0.437cm" svg:y="1.746cm" svg:width="20.985cm" svg:height="10.82cm">
          <chartooo:coordinate-region svg:x="2.391cm" svg:y="1.746cm" svg:width="19.031cm" svg:height="7.026cm"/>
          <chart:axis chart:dimension="x" chart:name="primary-x" chart:style-name="ch4" chartooo:axis-type="auto">
            <chartooo:date-scale/>
            <chart:categories table:cell-range-address="Raw.A2:Raw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w.B2:Raw.B9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pplication Review</text:p>
                <draw:g>
                  <svg:desc>Raw.A2:Raw.A9</svg:desc>
                </draw:g>
              </table:table-cell>
              <table:table-cell office:value-type="float" office:value="7">
                <text:p>7</text:p>
                <draw:g>
                  <svg:desc>Raw.B2:Raw.B9</svg:desc>
                </draw:g>
              </table:table-cell>
            </table:table-row>
            <table:table-row>
              <table:table-cell office:value-type="string">
                <text:p>Match Talk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Black Belt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Sell Cal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ce to Fac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ference Check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ring Boar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ffe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MacOSX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